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marker-start="Circle" draw:marker-end="Circl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polyline draw:style-name="gr1" draw:text-style-name="P1" draw:layer="layout" svg:width="6.209cm" svg:height="8.853cm" draw:transform="rotate (-1.48021373861611) translate (14.043cm 7.787cm)" svg:viewBox="0 0 6210 8854" draw:points="6209,0 0,5174 5405,8853 6209,0">
            <text:p/>
          </draw:polyline>
          <draw:polyline draw:style-name="gr2" draw:text-style-name="P1" draw:layer="layout" svg:width="8.89cm" svg:height="1.27cm" draw:transform="rotate (-3.1415926535892) translate (14.605cm 15.24cm)" svg:viewBox="0 0 8891 1271" draw:points="0,1270 4445,0 8890,1270">
            <text:p/>
          </draw:polyline>
          <draw:polyline draw:style-name="gr2" draw:text-style-name="P1" draw:layer="layout" svg:width="3.175cm" svg:height="5.715cm" draw:transform="rotate (-3.1415926535892) translate (8.89cm 13.97cm)" svg:viewBox="0 0 3176 5716" draw:points="0,5715 1270,5080 3175,0">
            <text:p/>
          </draw:polyline>
          <draw:polyline draw:style-name="gr2" draw:text-style-name="P1" draw:layer="layout" svg:width="5.715cm" svg:height="5.715cm" draw:transform="rotate (-3.1415926535892) translate (14.605cm 13.97cm)" svg:viewBox="0 0 5716 5716" draw:points="5715,5715 2540,3810 0,0">
            <text:p/>
          </draw:polyline>
          <draw:polyline draw:style-name="gr2" draw:text-style-name="P1" draw:layer="layout" svg:width="4.615cm" svg:height="5.648cm" draw:transform="rotate (-0.218689755274848) translate (7.62cm 8.89cm)" svg:viewBox="0 0 4616 5649" draw:points="138,620 3857,5648 4615,276 0,0">
            <text:p/>
          </draw:polyline>
          <draw:line draw:style-name="gr3" draw:text-style-name="P1" draw:layer="layout" svg:x1="7.62cm" svg:y1="10.795cm" svg:x2="7.62cm" svg:y2="8.89cm">
            <text:p/>
          </draw:line>
          <draw:line draw:style-name="gr3" draw:text-style-name="P1" draw:layer="layout" svg:x1="12.065cm" svg:y1="11.43cm" svg:x2="12.065cm" svg:y2="10.16cm">
            <text:p/>
          </draw:line>
          <draw:line draw:style-name="gr3" draw:text-style-name="P1" draw:layer="layout" svg:x1="10.16cm" svg:y1="13.97cm" svg:x2="10.16cm" svg:y2="15.2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1cm" draw:dots2="1" draw:dots2-length="0.51cm" draw:distance="0.51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30T04:28:54</meta:creation-date>
    <dc:date>2007-05-30T05:01:17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9"/>
  </office:meta>
</office:document-meta>
</file>